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style:font-name="Arial" officeooo:rsid="000f24fd" officeooo:paragraph-rsid="000f24fd"/>
    </style:style>
    <style:style style:name="P2" style:family="paragraph" style:parent-style-name="Standard">
      <style:text-properties style:font-name="Arial" officeooo:rsid="000f5357" officeooo:paragraph-rsid="000f5357"/>
    </style:style>
    <style:style style:name="P3" style:family="paragraph" style:parent-style-name="Standard">
      <style:text-properties style:font-name="Arial" fo:font-weight="bold" officeooo:rsid="000f5357" officeooo:paragraph-rsid="000f5357" style:font-weight-asian="bold" style:font-weight-complex="bold"/>
    </style:style>
    <style:style style:name="P4" style:family="paragraph" style:parent-style-name="Standard">
      <style:text-properties style:font-name="Arial" fo:font-weight="bold" officeooo:rsid="000fdde4" officeooo:paragraph-rsid="000fdde4" style:font-weight-asian="bold" style:font-weight-complex="bold"/>
    </style:style>
    <style:style style:name="P5" style:family="paragraph" style:parent-style-name="Standard">
      <style:text-properties style:font-name="Arial" officeooo:rsid="000fdde4" officeooo:paragraph-rsid="000fdde4"/>
    </style:style>
    <style:style style:name="P6" style:family="paragraph" style:parent-style-name="Standard">
      <style:paragraph-properties fo:text-align="center" style:justify-single-word="false"/>
      <style:text-properties fo:color="#ff0000" style:font-name="Comic Sans MS" fo:font-size="18pt" fo:font-weight="bold" officeooo:rsid="000f24fd" officeooo:paragraph-rsid="000f24fd" style:font-size-asian="18pt" style:font-weight-asian="bold" style:font-size-complex="18pt" style:font-weight-complex="bold"/>
    </style:style>
    <style:style style:name="P7" style:family="paragraph" style:parent-style-name="Standard">
      <style:paragraph-properties fo:text-align="start" style:justify-single-word="false"/>
      <style:text-properties fo:color="#ff0000" style:font-name="Comic Sans MS" fo:font-size="10pt" fo:font-weight="bold" officeooo:rsid="000f5357" officeooo:paragraph-rsid="000f5357" style:font-size-asian="10pt" style:font-weight-asian="bold" style:font-size-complex="10pt" style:font-weight-complex="bold"/>
    </style:style>
    <style:style style:name="P8" style:family="paragraph" style:parent-style-name="Standard">
      <style:text-properties fo:color="#ff0000" style:font-name="Arial" fo:font-weight="bold" officeooo:rsid="000f5357" officeooo:paragraph-rsid="000f5357" style:font-weight-asian="bold" style:font-weight-complex="bold"/>
    </style:style>
    <style:style style:name="P9" style:family="paragraph" style:parent-style-name="Standard">
      <style:text-properties fo:color="#ff7f00" style:font-name="Arial" fo:font-style="italic" officeooo:rsid="000f5357" officeooo:paragraph-rsid="000f5357" style:font-style-asian="italic" style:font-style-complex="italic"/>
    </style:style>
    <style:style style:name="P10" style:family="paragraph" style:parent-style-name="Standard">
      <style:text-properties fo:color="#3fbe3f" style:font-name="Arial" fo:font-style="italic" officeooo:rsid="000f5357" officeooo:paragraph-rsid="000f5357" style:font-style-asian="italic" style:font-style-complex="italic"/>
    </style:style>
    <style:style style:name="P11" style:family="paragraph" style:parent-style-name="Standard">
      <style:text-properties officeooo:rsid="001246bc" officeooo:paragraph-rsid="001246bc"/>
    </style:style>
    <style:style style:name="P12" style:family="paragraph" style:parent-style-name="Standard">
      <style:text-properties officeooo:rsid="0014b503" officeooo:paragraph-rsid="0014b503"/>
    </style:style>
    <style:style style:name="P13" style:family="paragraph" style:parent-style-name="Standard">
      <style:text-properties officeooo:rsid="0016d35e" officeooo:paragraph-rsid="0016d35e"/>
    </style:style>
    <style:style style:name="P14" style:family="paragraph" style:parent-style-name="Standard">
      <style:text-properties officeooo:rsid="001844e6" officeooo:paragraph-rsid="001844e6"/>
    </style:style>
    <style:style style:name="P15" style:family="paragraph" style:parent-style-name="Standard">
      <style:text-properties style:text-position="0% 100%" style:font-name="Arial" officeooo:rsid="000f5357" officeooo:paragraph-rsid="000f5357"/>
    </style:style>
    <style:style style:name="P16" style:family="paragraph" style:parent-style-name="Standard">
      <style:text-properties style:text-position="0% 100%" style:font-name="Arial" fo:font-weight="normal" officeooo:rsid="001246bc" officeooo:paragraph-rsid="001246bc" style:font-weight-asian="normal" style:font-weight-complex="normal"/>
    </style:style>
    <style:style style:name="P17" style:family="paragraph" style:parent-style-name="Standard">
      <style:text-properties style:text-position="0% 100%" style:font-name="Arial" fo:font-weight="normal" officeooo:rsid="0012b9bf" officeooo:paragraph-rsid="0012b9bf" style:font-weight-asian="normal" style:font-weight-complex="normal"/>
    </style:style>
    <style:style style:name="P18" style:family="paragraph" style:parent-style-name="Standard">
      <style:text-properties style:text-position="0% 100%" style:font-name="Arial" fo:font-weight="normal" officeooo:rsid="0014b503" officeooo:paragraph-rsid="0012b9bf" style:font-weight-asian="normal" style:font-weight-complex="normal"/>
    </style:style>
    <style:style style:name="P19" style:family="paragraph" style:parent-style-name="Standard">
      <style:text-properties style:text-position="0% 100%" style:font-name="Arial" fo:font-weight="normal" officeooo:rsid="0014b503" officeooo:paragraph-rsid="0014b503" style:font-weight-asian="normal" style:font-weight-complex="normal"/>
    </style:style>
    <style:style style:name="P20" style:family="paragraph" style:parent-style-name="Standard">
      <style:text-properties style:text-position="0% 100%" style:font-name="Arial" fo:font-weight="normal" officeooo:rsid="0016441c" officeooo:paragraph-rsid="0016441c" style:font-weight-asian="normal" style:font-weight-complex="normal"/>
    </style:style>
    <style:style style:name="P21" style:family="paragraph" style:parent-style-name="Standard">
      <style:text-properties style:text-position="0% 100%" style:font-name="Arial" fo:font-weight="normal" officeooo:rsid="0016d35e" officeooo:paragraph-rsid="0016d35e" style:font-weight-asian="normal" style:font-weight-complex="normal"/>
    </style:style>
    <style:style style:name="P22" style:family="paragraph" style:parent-style-name="Standard">
      <style:text-properties style:text-position="0% 100%" style:font-name="Arial" fo:font-weight="normal" officeooo:rsid="001844e6" officeooo:paragraph-rsid="001844e6" style:font-weight-asian="normal" style:font-weight-complex="normal"/>
    </style:style>
    <style:style style:name="P23" style:family="paragraph" style:parent-style-name="Standard">
      <style:text-properties style:text-position="0% 100%" style:font-name="Arial" fo:font-weight="normal" officeooo:rsid="001918c1" officeooo:paragraph-rsid="001918c1" style:font-weight-asian="normal" style:font-weight-complex="normal"/>
    </style:style>
    <style:style style:name="P24" style:family="paragraph" style:parent-style-name="Standard">
      <style:text-properties style:text-position="0% 100%" style:font-name="Arial" fo:font-weight="normal" officeooo:rsid="00192576" officeooo:paragraph-rsid="00192576" style:font-weight-asian="normal" style:font-weight-complex="normal"/>
    </style:style>
    <style:style style:name="P25" style:family="paragraph" style:parent-style-name="Standard">
      <style:text-properties style:text-position="0% 100%" style:font-name="Arial" fo:font-weight="normal" officeooo:rsid="00192576" officeooo:paragraph-rsid="001a281f" style:font-weight-asian="normal" style:font-weight-complex="normal"/>
    </style:style>
    <style:style style:name="P26" style:family="paragraph" style:parent-style-name="Standard">
      <style:text-properties style:text-position="0% 100%" style:font-name="Arial" fo:font-weight="normal" officeooo:rsid="001a281f" officeooo:paragraph-rsid="001a281f" style:font-weight-asian="normal" style:font-weight-complex="normal"/>
    </style:style>
    <style:style style:name="P27" style:family="paragraph" style:parent-style-name="Standard">
      <style:text-properties style:text-position="0% 100%" style:font-name="Arial" fo:font-weight="normal" officeooo:rsid="001a281f" officeooo:paragraph-rsid="001b867c" style:font-weight-asian="normal" style:font-weight-complex="normal"/>
    </style:style>
    <style:style style:name="P28" style:family="paragraph" style:parent-style-name="Standard">
      <style:text-properties style:text-position="0% 100%" style:font-name="Arial" fo:font-weight="normal" officeooo:rsid="001b867c" officeooo:paragraph-rsid="001b867c" style:font-weight-asian="normal" style:font-weight-complex="normal"/>
    </style:style>
    <style:style style:name="P29" style:family="paragraph" style:parent-style-name="Standard">
      <style:paragraph-properties fo:text-align="center" style:justify-single-word="false"/>
      <style:text-properties style:text-position="0% 100%" style:font-name="Arial" fo:font-weight="bold" officeooo:rsid="0014b503" officeooo:paragraph-rsid="0014b503" style:font-weight-asian="bold" style:font-weight-complex="bold"/>
    </style:style>
    <style:style style:name="P30" style:family="paragraph" style:parent-style-name="Standard">
      <style:paragraph-properties fo:text-align="center" style:justify-single-word="false"/>
      <style:text-properties style:text-position="0% 100%" style:font-name="Arial" fo:font-weight="bold" officeooo:rsid="00192576" officeooo:paragraph-rsid="00192576" style:font-weight-asian="bold" style:font-weight-complex="bold"/>
    </style:style>
    <style:style style:name="P31" style:family="paragraph" style:parent-style-name="Standard">
      <style:text-properties style:text-position="0% 100%" style:font-name="Arial" fo:font-style="italic" fo:font-weight="bold" officeooo:rsid="001b867c" officeooo:paragraph-rsid="001b867c" style:font-style-asian="italic" style:font-weight-asian="bold" style:font-style-complex="italic" style:font-weight-complex="bold"/>
    </style:style>
    <style:style style:name="P32" style:family="paragraph" style:parent-style-name="Standard">
      <style:text-properties style:text-position="0% 100%" style:font-name="Arial" fo:font-style="normal" fo:font-weight="bold" officeooo:rsid="001b867c" officeooo:paragraph-rsid="001b867c" style:font-style-asian="normal" style:font-weight-asian="bold" style:font-style-complex="normal" style:font-weight-complex="bold"/>
    </style:style>
    <style:style style:name="P33" style:family="paragraph" style:parent-style-name="Standard">
      <style:text-properties style:font-name="Arial" fo:font-weight="normal" officeooo:rsid="000fdde4" officeooo:paragraph-rsid="000fdde4" style:font-weight-asian="normal" style:font-weight-complex="normal"/>
    </style:style>
    <style:style style:name="P34" style:family="paragraph" style:parent-style-name="Standard">
      <style:text-properties style:font-name="Arial" fo:font-weight="normal" officeooo:rsid="0010e85a" officeooo:paragraph-rsid="0010e85a" style:font-weight-asian="normal" style:font-weight-complex="normal"/>
    </style:style>
    <style:style style:name="P35" style:family="paragraph" style:parent-style-name="Standard" style:list-style-name="L1">
      <style:text-properties style:font-name="Arial" fo:font-weight="normal" officeooo:rsid="0010e85a" officeooo:paragraph-rsid="0010e85a" style:font-weight-asian="normal" style:font-weight-complex="normal"/>
    </style:style>
    <style:style style:name="P36" style:family="paragraph" style:parent-style-name="Standard">
      <style:text-properties style:font-name="Arial" fo:font-weight="normal" officeooo:rsid="001246bc" officeooo:paragraph-rsid="001246bc" style:font-weight-asian="normal" style:font-weight-complex="normal"/>
    </style:style>
    <style:style style:name="P37" style:family="paragraph" style:parent-style-name="Standard">
      <style:text-properties fo:color="#3fbe3f" style:font-name="Arial" fo:font-style="italic" fo:font-weight="normal" officeooo:rsid="0010e85a" officeooo:paragraph-rsid="0010e85a" style:font-style-asian="italic" style:font-weight-asian="normal" style:font-style-complex="italic" style:font-weight-complex="normal"/>
    </style:style>
    <style:style style:name="P38" style:family="paragraph" style:parent-style-name="Standard">
      <style:text-properties fo:color="#3fbe3f" style:text-position="0% 100%" style:font-name="Arial" fo:font-style="italic" fo:font-weight="normal" officeooo:rsid="0012b9bf" officeooo:paragraph-rsid="0012b9bf" style:font-style-asian="italic" style:font-weight-asian="normal" style:font-style-complex="italic" style:font-weight-complex="normal"/>
    </style:style>
    <style:style style:name="P39" style:family="paragraph" style:parent-style-name="Standard" style:list-style-name="L1">
      <style:text-properties officeooo:paragraph-rsid="0010e85a"/>
    </style:style>
    <style:style style:name="P40" style:family="paragraph" style:parent-style-name="Standard" style:list-style-name="L1">
      <style:text-properties officeooo:rsid="0010e85a" officeooo:paragraph-rsid="0010e85a"/>
    </style:style>
    <style:style style:name="P41" style:family="paragraph" style:parent-style-name="Standard">
      <style:text-properties fo:color="#ff0000" style:text-position="0% 100%" style:font-name="Arial" fo:font-weight="bold" officeooo:rsid="0012b9bf" officeooo:paragraph-rsid="0012b9bf" style:font-weight-asian="bold" style:font-weight-complex="bold"/>
    </style:style>
    <style:style style:name="P42" style:family="paragraph" style:parent-style-name="Standard">
      <style:text-properties fo:color="#ff0000" style:text-position="0% 100%" style:font-name="Arial" fo:font-weight="bold" officeooo:rsid="001844e6" officeooo:paragraph-rsid="001844e6" style:font-weight-asian="bold" style:font-weight-complex="bold"/>
    </style:style>
    <style:style style:name="P43" style:family="paragraph" style:parent-style-name="Standard">
      <style:text-properties fo:color="#ff7f00" style:text-position="0% 100%" style:font-name="Arial" fo:font-weight="normal" officeooo:rsid="0014b503" officeooo:paragraph-rsid="0014b503" style:font-weight-asian="normal" style:font-weight-complex="normal"/>
    </style:style>
    <style:style style:name="P44" style:family="paragraph" style:parent-style-name="Standard">
      <style:text-properties fo:color="#00a800" style:text-position="0% 100%" style:font-name="Arial" fo:font-style="italic" fo:font-weight="normal" officeooo:rsid="0016d35e" officeooo:paragraph-rsid="0016d35e" style:font-style-asian="italic" style:font-weight-asian="normal" style:font-style-complex="italic" style:font-weight-complex="normal"/>
    </style:style>
    <style:style style:name="P45" style:family="paragraph" style:parent-style-name="Standard">
      <style:text-properties fo:color="#000000" style:text-position="0% 100%" style:font-name="Arial" fo:font-weight="normal" officeooo:rsid="001844e6" officeooo:paragraph-rsid="001844e6" style:font-weight-asian="normal" style:font-weight-complex="normal"/>
    </style:style>
    <style:style style:name="T1" style:family="text">
      <style:text-properties style:text-position="super 58%"/>
    </style:style>
    <style:style style:name="T2" style:family="text">
      <style:text-properties style:text-position="super 58%" fo:font-weight="normal" style:font-weight-asian="normal" style:font-weight-complex="normal"/>
    </style:style>
    <style:style style:name="T3" style:family="text">
      <style:text-properties style:text-position="super 58%" style:font-name="Arial" fo:font-weight="normal" style:font-weight-asian="normal" style:font-weight-complex="normal"/>
    </style:style>
    <style:style style:name="T4" style:family="text">
      <style:text-properties style:text-position="0% 100%" style:font-name="Arial" fo:font-weight="normal" style:font-weight-asian="normal" style:font-weight-complex="normal"/>
    </style:style>
    <style:style style:name="T5" style:family="text">
      <style:text-properties fo:font-weight="normal" style:font-weight-asian="normal" style:font-weight-complex="normal"/>
    </style:style>
    <style:style style:name="T6" style:family="text">
      <style:text-properties fo:font-weight="normal" officeooo:rsid="0010e85a" style:font-weight-asian="normal" style:font-weight-complex="normal"/>
    </style:style>
    <style:style style:name="T7" style:family="text">
      <style:text-properties fo:font-weight="bold" style:font-weight-asian="bold" style:font-weight-complex="bold"/>
    </style:style>
    <style:style style:name="T8" style:family="text">
      <style:text-properties fo:font-weight="bold" officeooo:rsid="001b867c" style:font-weight-asian="bold" style:font-weight-complex="bold"/>
    </style:style>
    <style:style style:name="T9" style:family="text">
      <style:text-properties style:font-name="Arial" fo:font-weight="normal" style:font-weight-asian="normal" style:font-weight-complex="normal"/>
    </style:style>
    <style:style style:name="T10" style:family="text">
      <style:text-properties style:font-name="Arial" fo:font-weight="normal" officeooo:rsid="0010e85a" style:font-weight-asian="normal" style:font-weight-complex="normal"/>
    </style:style>
    <style:style style:name="T11" style:family="text">
      <style:text-properties style:font-name="Arial" fo:font-weight="bold" style:font-weight-asian="bold" style:font-weight-complex="bold"/>
    </style:style>
    <style:style style:name="T12" style:family="text">
      <style:text-properties style:font-name="Arial" fo:font-weight="bold" officeooo:rsid="0010e85a" style:font-weight-asian="bold" style:font-weight-complex="bold"/>
    </style:style>
    <style:style style:name="T13" style:family="text">
      <style:text-properties fo:color="#ff7f00" style:text-position="0% 100%" style:font-name="Arial" fo:font-weight="normal" style:font-weight-asian="normal" style:font-weight-complex="normal"/>
    </style:style>
    <style:style style:name="T14" style:family="text">
      <style:text-properties fo:color="#00a800"/>
    </style:style>
    <style:style style:name="T15" style:family="text">
      <style:text-properties fo:color="#00a800" style:text-position="0% 100%" style:font-name="Arial" fo:font-style="italic" fo:font-weight="normal" style:font-style-asian="italic" style:font-weight-asian="normal" style:font-style-complex="italic" style:font-weight-complex="normal"/>
    </style:style>
    <style:style style:name="T16" style:family="text">
      <style:text-properties officeooo:rsid="001918c1"/>
    </style:style>
    <style:style style:name="T17" style:family="text">
      <style:text-properties fo:color="#0000ff"/>
    </style:style>
    <style:style style:name="T18" style:family="text">
      <style:text-properties fo:color="#3fbe3f"/>
    </style:style>
    <style:style style:name="T19" style:family="text">
      <style:text-properties officeooo:rsid="001b867c"/>
    </style:style>
    <style:style style:name="T20" style:family="text">
      <style:text-properties officeooo:rsid="001cdc4c"/>
    </style:style>
    <text:list-style style:name="L1">
      <text:list-level-style-bullet text:level="1"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Cour 8</text:p>
      <text:p text:style-name="P6">Rois et royaumes de France au XIII siècle 1180 1314</text:p>
      <text:p text:style-name="P6"/>
      <text:p text:style-name="P1"/>
      <text:p text:style-name="P3">Introduction : </text:p>
      <text:p text:style-name="P2">Dernier siècles des capétiens, moments où le pouvoirs royal se renforce dont le rétablissement de faits avec les règles de Louis VII … et encrage territorial. Les rois besoins de gouverner efficacement le royaumes de plus en plus grands, c’est ce qui s’accompagne du royaume étatique. </text:p>
      <text:p text:style-name="P2"/>
      <text:p text:style-name="P9">PROBLÉMATIQUE : Le XIIIe = siècle où on commence à passer d’une royauté de type féodal à une royauté dite moderne </text:p>
      <text:p text:style-name="P2"/>
      <text:p text:style-name="P2">- Passe vers la modernité mais toujours féodalité : hybridation moderne vers fin 14<text:span text:style-name="T1">e</text:span> et 15<text:span text:style-name="T1">e. </text:span></text:p>
      <text:p text:style-name="P15">Un royauté hybride avant d’arriver à la genèse d’un état moderne à proprement parle</text:p>
      <text:p text:style-name="P15">- Louis IX (1226 1270 ) roi féodal ? Roi moderne ? Ou un peu des deux ?</text:p>
      <text:p text:style-name="P2"/>
      <text:p text:style-name="P8">I. L’impact du règne de Philippe II Auguste : un tournant important</text:p>
      <text:p text:style-name="P2"/>
      <text:p text:style-name="P2">Philippe Dieudonné : 1204 devient Philippe Auguste( = augere = augmenter) </text:p>
      <text:p text:style-name="P2">Il détient la superficie du royaume. </text:p>
      <text:p text:style-name="P2"/>
      <text:p text:style-name="P10">A. La dilatation du royaume </text:p>
      <text:p text:style-name="P2">Il n’a que 15ans quand il devient roi, il doit faire face aux princes, mais aussi le Roi d’Angleterre (Henri II→ Richard Coeur de Lion). Il les combats par les armes et les droits. </text:p>
      <text:p text:style-name="P2"><text:span text:style-name="T7">→ Bataille de Fréteval 1194</text:span> : les anglais ont recourt au mercenaire alors qu’en France : vassaux. = désastre pour les français </text:p>
      <text:p text:style-name="P5">Provoque une sédentarisation du gouvernement </text:p>
      <text:p text:style-name="P5">Bataille juridique : jouer son rôle de seigneur pour passer par le droit et la justice </text:p>
      <text:p text:style-name="P5">= confiscation des fiefs par exemple de Jean Sans Terre (1166 1199 1216) = commet une faute : pique la fiancé et le château à Hugues de Lusignan, fait appel au roi de France, Philippe Auguste fait juger Jean sans Terre, mais ne se déplace pas, Philippe Auguste rassemble tout les vassaux et obtient la confiscation des terres de Jean sans Terre = donc guerre : 10ans où Philippe Auguste continu d’agrandir son royaume (entre 1203 1206 récupère la Normandie, le Poitou, l’Anjou et la Touraine). </text:p>
      <text:p text:style-name="P4">→ Bataille de Bouvines Juillet 1214 :<text:span text:style-name="T5"> écrase l’armée anglaise : Jean sans terre y perd toutes ses terres, Philippe Auguste les remportes. </text:span></text:p>
      <text:p text:style-name="P33"/>
      <text:p text:style-name="P33">= Domination de Philippe Auguste sur les princes féodaux. </text:p>
      <text:p text:style-name="P33"/>
      <text:p text:style-name="P4"><text:span text:style-name="T5">A la fin du règne de Philippe Auguste : le rapport de force entre roi et princes est renversé : le roi est le plus puissant de tout les seigneurs. Il développe des moyens de gouverner. </text:span><text:span text:style-name="T6">Les historiens considère que la monarchie administrative se met en place </text:span></text:p>
      <text:p text:style-name="P4"><text:span text:style-name="T5">(12</text:span><text:span text:style-name="T2">e</text:span><text:span text:style-name="T5"> siècle : capétiens roi + seigneur plus puissant que seigneurs ) </text:span></text:p>
      <text:p text:style-name="P34">COMMENT PA RENFORCE L ADMINISATRATION TERRITORIAL </text:p>
      <text:p text:style-name="P34"/>
      <text:p text:style-name="P37">B-Le renforcement de l’administration territorial</text:p>
      <text:p text:style-name="P34">Pour la renforcer : Philippe Auguste :</text:p>
      <text:list xml:id="list1996293196" text:style-name="L1">
        <text:list-item>
          <text:p text:style-name="P39"><text:span text:style-name="T10">fait la</text:span><text:span text:style-name="T12"> pratique de l’enquête</text:span><text:span text:style-name="T10"> : enquête administrative : permet de connaître les ressources du royaumes : en terre &amp; hommes. C’est un moyen d’information qui est important pour gouverner. On a très peu de résultats sur ses enquêtes </text:span></text:p>
          <text:list>
            <text:list-item>
              <text:p text:style-name="P40"><text:soft-page-break/><text:span text:style-name="T9">Instaure dans le nord du royaume </text:span><text:span text:style-name="T11">« les baillis »</text:span><text:span text:style-name="T9"> du roi au nord : détachés de l’administration centrale. Ils sont nommés et gagés (payer) par le Roi : payer ils sont plus efficace et plus fidèle que si ct des agents recruté localement. </text:span></text:p>
            </text:list-item>
          </text:list>
          <text:p text:style-name="P35">Fonctions des baillies :</text:p>
          <text:p text:style-name="P35">- <text:s/>contrôles les prévots </text:p>
          <text:p text:style-name="P35">- rend la justice, lèvent l’impôt, lèvent l’armé et recueillent les hommages </text:p>
          <text:list text:continue-numbering="true">
            <text:list-header>
              <text:p text:style-name="P40"><text:span text:style-name="T9">// Sud : </text:span><text:span text:style-name="T11">les sénéchaux</text:span><text:span text:style-name="T9"> dans leurs sénéchaussées. Recrutés dans l’aristocratie locale = favorise intégration en douceur + recrute dans famille local pour s’assurer la bonne collaboration mais n’empêche pas des résistances chez les grandes princes pas toujours enthousiaste </text:span></text:p>
            </text:list-header>
          </text:list>
          <text:p text:style-name="P35"/>
        </text:list-item>
      </text:list>
      <text:p text:style-name="P34">Conclusion : Résistance des grands feudataires : les emploi à s’écarter du pouvoirs central et affirmation au Royaumes. Il choisi conseillers plus modeste : ecclésiastique … qui déclenche une grande fidélité, une promotion </text:p>
      <text:p text:style-name="P34"/>
      <text:p text:style-name="P36">Philippe Auguste : moment où les capétiens reassoit leur légitimité sur le trône,Hugues Capet</text:p>
      <text:p text:style-name="P11"><text:span text:style-name="T9">1040 : moines de Saint Riquier : font une prophétie selon laquelle les capétiens ne garderait le trône pendant 7 génération. Il se trouve que Philippe Auguste est le 7</text:span><text:span text:style-name="T3">e</text:span><text:span text:style-name="T4">. Il faut trouver une solution qui créer une continuité avec les carolingien, donc il faut faire un bon mariage : en 1180 Isabelle de Hainaut (origine capétienne) = font enfant = Louis VIII (il est carolingien &amp; capétiens) PROPHÉTIE FAUSSE + <text:s/>LES CAPÉTIENS PEUVENT S INSCRIRE DANS LA CONTINUITÉ DES CAROLINGIEN <text:s/></text:span></text:p>
      <text:p text:style-name="P16"/>
      <text:p text:style-name="P16">Isabelle : carolingien </text:p>
      <text:p text:style-name="P16">Philippe Auguste : capétien </text:p>
      <text:p text:style-name="P16">Il va cependant avoir des ennuis, femme meurt donc remplacement : Ingeborge de Danemark(qu’il répudie et excommunie)  : on ne sait pas pourquoi il la répudie après la nuit de noces donc prend une autres femme : Agnès de Méranie : mais encore marier mais enfant. </text:p>
      <text:p text:style-name="P17">Petit fils Louis IX : lui ressemble dans son gouvernement </text:p>
      <text:p text:style-name="P17"/>
      <text:p text:style-name="P41">II. Le royaume en construction</text:p>
      <text:p text:style-name="P38">A. Le pouvoir royal s’étend sur tout le territoire </text:p>
      <text:p text:style-name="P17">-extension du royaume et consolidation territorial </text:p>
      <text:p text:style-name="P17">- le XIIIe siècles : appelé siècle de Louis : siècle où le rois des francs devient le roi de France.</text:p>
      <text:p text:style-name="P17">Quand les roi des francs se font appelé roi de France : montre unité territorial et montre que les monarques en ont conscience de l’encrage territorial de leur pouvoir. </text:p>
      <text:p text:style-name="P17">= roi du peuple + du territoire </text:p>
      <text:p text:style-name="P18"/>
      <text:p text:style-name="P29">Etendu du royaumes : par : </text:p>
      <text:p text:style-name="P12"><text:span text:style-name="T13">→ la guerre</text:span><text:span text:style-name="T4"> : exemple contre les Albigeois (midi toulousain) : guerre moyen d’étendre le royaume </text:span></text:p>
      <text:p text:style-name="P43">→ la commise des fiefs </text:p>
      <text:p text:style-name="P12"><text:span text:style-name="T13">→ le mariages</text:span><text:span text:style-name="T4"> : Louis IX avec Marguerite de Provence, fille du comte de Provence. </text:span></text:p>
      <text:p text:style-name="P17"/>
      <text:p text:style-name="P19">Depuis Philippe Auguste : le royaume à quadruplet. </text:p>
      <text:p text:style-name="P19">En 1270 des morceaux du royaumes hors obédience </text:p>
      <text:p text:style-name="P19"/>
      <text:p text:style-name="P12"><text:span text:style-name="T15">B- Des princes encore puissants </text:span><text:span text:style-name="T4"> </text:span></text:p>
      <text:p text:style-name="P19"><text:soft-page-break/>- car la monarchie capétiens est encore une monarchie féodale, le basculement se fait sous le règne de Louis IX mais à la moitié de son règne. Le roi est au dessus de la monarchie féodale, mais il n’est encore que suzerain, il n’est pas encore souverain.</text:p>
      <text:p text:style-name="P19">- Monarchie féodale : car les rois de France n’ont pas encore récupérer les pouvoirs régalien (ses pouvoirs sont encore au mains de certains princes) <text:s text:c="2"/></text:p>
      <text:p text:style-name="P19">- Les apanages : portion du dmaines royal donné en fief aux cadets royaux : l’intérêt : donné au fils cadet pour compenser qu’il n’ont aucune chance de devenir roi sauf si décès du fils aîné = pour éviter les révoltes entre frères : permet de s’établir, de vivre à la hauteur de leur rang et ne pas vouloir prendre la place de l’aîné.</text:p>
      <text:p text:style-name="P19">Les apanage sont récupérables </text:p>
      <text:p text:style-name="P19">Permet associer à la gestion du royaumes sans partager le pouvoirs avec eux. Les frères sont puissant. </text:p>
      <text:p text:style-name="P19"/>
      <text:p text:style-name="P19">Dont l’unité n’existe pas sur le plan juridique ni sur le plan linguistique : plusieurs système de droits = coutumes </text:p>
      <text:p text:style-name="P19">Plusieurs droits pas un seul </text:p>
      <text:p text:style-name="P19">Siècle : pour les roi rédige les coutumiers </text:p>
      <text:p text:style-name="P19"/>
      <text:p text:style-name="P19"/>
      <text:p text:style-name="P20">sujet à en devenir </text:p>
      <text:p text:style-name="P20"/>
      <text:p text:style-name="P20">La notion de sujet va se superposer à celle de vassaux et englober les vassaux et les autres habitants du royaume. </text:p>
      <text:p text:style-name="P20">Tout les habitants deviennent des sujets du roi mais ne sont pas des vassaux du roi </text:p>
      <text:p text:style-name="P20"/>
      <text:p text:style-name="P20">Construction très progressive de la condition de sujet </text:p>
      <text:p text:style-name="P20">A partir de 1254 le roi s’intitule Rex Francie dans les actes officiels de gouvernement </text:p>
      <text:p text:style-name="P20">En s’intitulant roi de france : le roi prend conscience de l’exitense du royaume, du domaine royal, d’un royaume qui distingue le roi <text:s/>mais bon il est responsable </text:p>
      <text:p text:style-name="P20">Temoigne de la conscience d’une entité distincte de la personne du roi : le royaume </text:p>
      <text:p text:style-name="P20"/>
      <text:p text:style-name="P20"/>
      <text:p text:style-name="P44">C) La fin de la première guerre de cent ans</text:p>
      <text:p text:style-name="P21">- démarre au XIIe siècles avec des rois angleterre qui se comporte en vassaux rebelles</text:p>
      <text:p text:style-name="P21">- sous le règne de Louis IX 1214 1226 1270</text:p>
      <text:p text:style-name="P21">- « première guerre cent ans » par les historien fin : 1259</text:p>
      <text:p text:style-name="P21">- Henri III 1207 1217 1272 : profite de la jeunesse de Louis IX, veut lui reprendre les terres prisent de Jean sans Terre, à la mort de Louis VIII : beaucoup de révolte (Bretagne 1229 et Languedoc1242, Saintes 1243 = bataille)</text:p>
      <text:p text:style-name="P13"><text:span text:style-name="T4">La défaite de saintes : met une claque à l’angleterre = donc trève : par mariage : Henri III épouse Aliénor de Provence (sœur de Marguerite de Provence) = trève signé que trois ans plus tard en 1248 : car ils doivent faire la paix (beaux frères) car c’est la 7</text:span><text:span text:style-name="T3">e</text:span><text:span text:style-name="T4"> croisades =doivent y aller tranquillement. </text:span></text:p>
      <text:p text:style-name="P21">Henri III : trève qui ne lui laisse que la Guyenne : mais il a besoins que la paix soit établi + Henri III jaloux de Louis IX (papauté, sait parler, images du roi de la paix) = pense en faisant la paix : qu’ils seraient au même pied d’égalité </text:p>
      <text:p text:style-name="P21">- croisade 1254 : Henri III rentre</text:p>
      <text:p text:style-name="P21">- Louis IX : malade → <text:s/>si je guéris je fais vœu de croisade → roi angleterre doit faire face aux barons, Henri III rentre aussi</text:p>
      <text:p text:style-name="P21">= il faut établir un traité de paix : elle n’empêche pas la fin de la guerre : les deux souverins se rencontre à Paris mai 1258 &amp; ratifié en décembre 1259 </text:p>
      <text:p text:style-name="P21">Henri III prête hommage pour la Guyenne à la Normandie, Agenais et Quercy </text:p>
      <text:p text:style-name="P21"><text:soft-page-break/>= met fin la première guerre de cent ans. </text:p>
      <text:p text:style-name="P21"/>
      <text:p text:style-name="P14"><text:span text:style-name="T4">Louis IX : fait La réforme du royaume : c’est purifier le royaume + moraliser le royaume et ses habitants, il pense que si la 7</text:span><text:span text:style-name="T3">e</text:span><text:span text:style-name="T4"> croisade est la punition de dieu, châtiment divin pour les pêchés des hommes </text:span></text:p>
      <text:p text:style-name="P14"><text:span text:style-name="T4">Au retour de la 7</text:span><text:span text:style-name="T3">e</text:span><text:span text:style-name="T4"> croisade : politique réformatrice : procession de construction de l’état monarchique dans une version plus administration et moins féodale. </text:span></text:p>
      <text:p text:style-name="P22"/>
      <text:p text:style-name="P22"/>
      <text:p text:style-name="P42">III. La construction de l’État plus administratif et moins féodal 1180 1314</text:p>
      <text:p text:style-name="P42"/>
      <text:p text:style-name="P45">L’<text:span text:style-name="T16">E</text:span>tat : c’est l’association du peuple et d’une puissance souveraine (la monarchie) incarné par le Roi, qui forment ensemble un corps politique, unis par des liens de sujétion. </text:p>
      <text:p text:style-name="P45"/>
      <text:p text:style-name="P45">Fidélité ------→ obéissance, amour = lien de sujétion </text:p>
      <text:p text:style-name="P23">Philippe Auguste 1180 1223 </text:p>
      <text:p text:style-name="P23">Louis VIII 1123 1226 </text:p>
      <text:p text:style-name="P23">Louis </text:p>
      <text:p text:style-name="P23">BV </text:p>
      <text:p text:style-name="P23"/>
      <text:p text:style-name="P23"><text:span text:style-name="T14">A) L’essor de la monarchie administrative</text:span> </text:p>
      <text:p text:style-name="P23"><text:span text:style-name="T17">1- Naissance d’un espace politique</text:span> </text:p>
      <text:p text:style-name="P23"/>
      <text:p text:style-name="P23">Espace unifié à la capital : Paris </text:p>
      <text:p text:style-name="P23">- création d’un espace monétaire réservé à la seule monnaie du Roi</text:p>
      <text:p text:style-name="P23">- 20 ordonnances royales 1263 1265</text:p>
      <text:p text:style-name="P23">- refaire de la monnaie un droit régalien : monnaie qui devient la monnaie de tout le royaumes : interdiction des monnaies étrangère</text:p>
      <text:p text:style-name="P23">- deux monnaies sous Louis IX :</text:p>
      <text:p text:style-name="P23">→ écu d’or : monnaie de prestige</text:p>
      <text:p text:style-name="P23">→ le Gros d’argent : monnaie de compte </text:p>
      <text:p text:style-name="P23"/>
      <text:p text:style-name="P23">Royaume manque d’unité : languistique </text:p>
      <text:p text:style-name="P23"/>
      <text:p text:style-name="P23">2- La construction d’un ordre juridique unitaire </text:p>
      <text:p text:style-name="P23"/>
      <text:p text:style-name="P23">Pendant ce siècle on s’assiste à un renouveau du pouvoir législatif qui revient un monopole royal. </text:p>
      <text:p text:style-name="P23">- redécouverte du droit romain au XIIe : redevient que le roi à le droits de faire des lois</text:p>
      <text:p text:style-name="P23">- elle s’appuie sur la renaissance du pouvoir législatif des rois</text:p>
      <text:p text:style-name="P23">- les juristes qui entour Philippe Auguste et Louis IX qui ont travaillé pour réaffirmer la capacité du roi à faire la lois, les rois de France légifère à faire des lois dans tout le royaume</text:p>
      <text:p text:style-name="P23">- monarchie</text:p>
      <text:p text:style-name="P23">- pouvoir important qui évolue, montre comment on bascule dans royauté féodale vers plus moderne : baron vivent conseiller rois et seigneurs dans la gestion des affaires du royaume</text:p>
      <text:p text:style-name="P23">- 1223 : la roi <text:s/>légifère avec le consentement es barons</text:p>
      <text:p text:style-name="P23">- 1223 : les ordonnances royales s’appliquent à tous les barons même absent</text:p>
      <text:p text:style-name="P23">= projet vers une consultation moins contraignant pour les rois </text:p>
      <text:p text:style-name="P23">- Sous Philippe le Bel le roi n’est plus lié par l’avis de ses conseillers</text:p>
      <text:p text:style-name="P24"><text:soft-page-break/>Le roi n’est plus lié à leurs avis, le roi peut prendre décisions sans consulté les conseillers : royaume de moins en moins contraint au régime féodale. Le roi est de plus en plus libre. </text:p>
      <text:p text:style-name="P24">Image du roi législateur qui prend le pas, le rois au XIIIe : roi justicié + législateur qui devient préondérente </text:p>
      <text:p text:style-name="P24">La renaissance du pouvoir législatif comme les romains. </text:p>
      <text:p text:style-name="P24">= maintenant le pouvoir royal s’appui sur les légistes qui ne sont plus des grands princes, mais gens de condition plus modeste, qui ont une formation à l’université. Les barons ne sont plus dans l’entourage du roi. Ce qui illustre le passage d’une royauté féodale à moderne c’est l’évolution du XIIIe importante : service du roi et service de l’État </text:p>
      <text:p text:style-name="P24"/>
      <text:p text:style-name="P24"><text:span text:style-name="T17">3- Service du roi-service de l’État</text:span> </text:p>
      <text:p text:style-name="P24">Jusqu’au début du XIIIe : deux entité compose le gouvernement central qui serve le roi et l’état : l’autel du roi et la cour du roi. L’adminstration se modernise : distinction : </text:p>
      <text:p text:style-name="P24"/>
      <text:p text:style-name="P30">- l’hôtel du roi :</text:p>
      <text:p text:style-name="P24">→ <text:s/>paneterie – échansonnerie-cusine-fruterie-écurie-chambre : être près du roi diriger par grands nobles : fonction domestiques </text:p>
      <text:p text:style-name="P24">→ Des fonctions à caractère gouvernemental : chancelier sénéchal (chef de l’armée) amiral connnétable</text:p>
      <text:p text:style-name="P24"/>
      <text:p text:style-name="P30">- La cour du roi </text:p>
      <text:p text:style-name="P24">→ assemblé des vasseaux </text:p>
      <text:p text:style-name="P24">→ conseil restreint </text:p>
      <text:p text:style-name="P24"/>
      <text:p text:style-name="P24">Cette séparation va sauté au XIIIe, à partir de ce siècle, on observe une séparation stricte entre le service du roi qui est composé des fonction domestique (service privé), et le service de l’état qui donne le service publique et qui va être composé de toutes les fonctions gouvernemental et e tout les conseils qui aide le roi. </text:p>
      <text:p text:style-name="P24">= deux services distinct et séparer : publique et domestiques : car plus de conflits, plus de difficulté. </text:p>
      <text:p text:style-name="P24">Ca gérer une difficulté paticulière car on va avoir besoin de personnes formé pour gérer le service privée du roi et service d’état = personnel formé en droit : vasseaux, arisotcrates ne sont plus compètent pour cette tache : le roi recrute un pesonnel composé de juriste et légistes. Ces nouveaux membres de l’état consititue la fonction publique : premier service formé à l’université, pas forcément riches, mais pour leur compétences et bonne naissance au service de l’État. </text:p>
      <text:p text:style-name="P24">Sépiaclisation des tâches et donc des organes de gouvernement. Ils se détachent de l’hôtel du roi. </text:p>
      <text:p text:style-name="P24"/>
      <text:p text:style-name="P25">Exemple :</text:p>
      <text:p text:style-name="P25"><text:s/>La chancellerie : le chancelier : ancêtre de notre garde des scaux </text:p>
      <text:p text:style-name="P26">Le Parlement : installé en 1250 sur l’île de la Cité: institution pour la justice du roi, il prétend exercé la politique du roi sur tout le royaume</text:p>
      <text:p text:style-name="P26">= naissance de nouvelles institutions qui ont pour rôle de paticiper à l’administration de tout le royaume </text:p>
      <text:p text:style-name="P26">Institution déjà faite pour centralisé Paris. Depuis Paris on ne gouverne pas seule, s’appuie sur officier local : administration territorial. </text:p>
      <text:p text:style-name="P26"/>
      <text:p text:style-name="P26"><text:span text:style-name="T18">B) Administration territorial</text:span> </text:p>
      <text:p text:style-name="P26">« les yeux d’un pouvoir myope » Oliviers Guyot-Jeannin = les officier territoriaux sont les yeux du roi car il ne peut pas tout voir. </text:p>
      <text:p text:style-name="P26"><text:soft-page-break/><text:span text:style-name="T17">1- Baillis et sénéchaux</text:span> </text:p>
      <text:p text:style-name="P26">Philippe Auguste s’inspire des normands. </text:p>
      <text:p text:style-name="P26">Sous Philippe Auguste : nommé de manière temporelle, à partir de 1230(sous Louis IX) : agents permanent fixe sur un territoire = réseaux qui se stabilisé à partir de 1250. </text:p>
      <text:p text:style-name="P26">BV </text:p>
      <text:p text:style-name="P26"/>
      <text:p text:style-name="P26">Ses baillis et sénéchaux : sont des représentant du roi, ils représentent l’autorité royal dans le royaume, important pour que Louis IX. </text:p>
      <text:p text:style-name="P26">= donc les baillis et sénéchaux : sont concerner par l’entreprise de la moralisation </text:p>
      <text:p text:style-name="P26"/>
      <text:p text:style-name="P26"><text:span text:style-name="T17">2- La moralisation de l’administration sous Louis IX</text:span> </text:p>
      <text:p text:style-name="P26"/>
      <text:p text:style-name="P26"><text:s/>Réforme : <text:s/>Désir de le punir et le royaumes car revient vaincu de la croisades(7e) → purifier le royaume pour la volonté de dieu </text:p>
      <text:p text:style-name="P26"/>
      <text:p text:style-name="P27">Deux outils <text:s/>pour réformer le royaumes : </text:p>
      <text:p text:style-name="P27"><text:span text:style-name="T19">-</text:span><text:span text:style-name="T8"> </text:span><text:span text:style-name="T7">enquêtes</text:span> dans le Languedoc pour connaître p<text:span text:style-name="T19">l</text:span>einte des sujets contre les officiers du royaux qui aurait commit des abus .. .= pour connaître l’opinion public. <text:span text:style-name="T19">Les enquêteurs sont des représentent des nouveaux ordres religieux:ordres mendiants : franciscains et dominincains = se sont donc des religieux, pas des moines mais des frères : religieux qui vivent dans des couvent mais ils ont le droits de sortir, ordres mendiants très utile.</text:span></text:p>
      <text:p text:style-name="P28">Ses enquêtes ne font pas un grand bouleversement au royaume car ça pren du temps mais impacte positif sur l’opinion publique : montre que le roi se soucie du peuple. (impact positif sur l’opinion publique) </text:p>
      <text:p text:style-name="P28">- <text:span text:style-name="T7">ordonnance royal</text:span>  : produit de la renaissance du pouvoir législatif, ses ordonnances font avoir une tenu moral et religieuse. Le roi fait des lois à porter moral : interdiction du blasphème par exemple. Louis IX est connu pour interdire le blasphème : pour lui c’est un crime = juger comme un pêcher</text:p>
      <text:p text:style-name="P28">Ordonnances : INTERDICTION : blasphèmes, de jouer, de s’enivrer, de fréquenter les prostitué… = La rouelle 1269/ Talmud : impose au juifs de mettre leur signes : la rouelle 1269, se demande de s’identifier dans la rue par leur signes, il avait une haine contre les juifs, car joue avec argent et « tue le Christ » </text:p>
      <text:p text:style-name="P28">- le roi meurt à la croisade en 1270 : sa mort est assimilé à une forme de martyr, lui permet d’accroître son prestige : il est canonisé en 1297 (première fois catholique canonisé aussi vite après sa mort)</text:p>
      <text:p text:style-name="P28"/>
      <text:p text:style-name="P28">= Réputation d’être un roi épi de justice au sens chrétien + inonve : fait triompher la justice du roi au dessus des princes et de toutes les autres justices urbaines, seigneurial .. </text:p>
      <text:p text:style-name="P28"/>
      <text:p text:style-name="P28"><text:span text:style-name="T17">3- Le triomphe de la justice royal</text:span> </text:p>
      <text:p text:style-name="P28">Louis IX fait justice du roi : qui fait sens alors qu’avant juste domaine royal. </text:p>
      <text:p text:style-name="P28">Image du roi justicier </text:p>
      <text:p text:style-name="P28">Sous son règne : la littérature politique : montre le roi justicier </text:p>
      <text:p text:style-name="P28">Roi justicier : celui qui exerce la justice moral et spirituel : apporte protection et secours = justice social : exemple : faire bonne lois qui ne surcharge pas les plus pauvres d’impôts, stabilité de la monnaie = esprit pour tous et pas que les riches, il favorise la paix social </text:p>
      <text:p text:style-name="P28">= le roi passe de juge à justicier </text:p>
      <text:p text:style-name="P28">Louis IX met au point une procédure : de<text:span text:style-name="T7"> l’appel au roi</text:span> : quand on est jurer à Boulazac et qu’on trouve qu’on a pas été juger comme il le faut : quand juge de Boulazac ne trouve pas l’affaire importante. </text:p>
      <text:p text:style-name="P28">- en cas de déni de justice (refus de juger)</text:p>
      <text:p text:style-name="P28">- en cas de défaut de jugement (sentence contraire au droit)</text:p>
      <text:p text:style-name="P28"><text:soft-page-break/>= faire porter mécontentement à la connaissance du roi par l’intermédiaire du parlement : permet de faire savoir que seul le roi à une justice supérieur à tout les autres et aucun seigneurs, vassaux le dépasse </text:p>
      <text:p text:style-name="P28"/>
      <text:p text:style-name="P31">= passage du féodale à moderne </text:p>
      <text:p text:style-name="P31"/>
      <text:p text:style-name="P32"><text:s/>Ce processus de l’extension de la souveraineté ne se fait pas facilement, il y a de nombreuses oppositions, de nobles, seigneurs … </text:p>
      <text:p text:style-name="P32">Cette modernisation, monarchie de plus en plus administrative se fait par un <text:span text:style-name="T20">gouvernement</text:span> centralisateur, mais cette centralisation se fait progressivement. <text:span text:style-name="T20">Cette centralisation administratif vient d’un travail de centralisation accéler par la guerre de Cents Ans (trouver hommes, argent pour faire la guerre) car contexte et circonstances qui donnent une accélération à la modernisation de l’État. </text:span></text:p>
      <text:p text:style-name="P28"/>
      <text:p text:style-name="P32">Conclusion : <text:span text:style-name="T20">sur le BV </text:span></text:p>
      <text:p text:style-name="P26"/>
      <text:p text:style-name="P24"/>
      <text:p text:style-name="P23"/>
      <text:p text:style-name="P23"/>
      <text:p text:style-name="P23"/>
      <text:p text:style-name="P23"/>
      <text:p text:style-name="P23"/>
      <text:p text:style-name="P22"/>
      <text:p text:style-name="P22"/>
      <text:p text:style-name="P22"/>
      <text:p text:style-name="P21"/>
      <text:p text:style-name="P21"><text:s/></text:p>
      <text:p text:style-name="P21"/>
      <text:p text:style-name="P21"><text:s/></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Arial2" svg:font-family="Arial" style:font-family-generic="swiss"/>
    <style:font-face style:name="Liberation Serif" svg:font-family="'Liberation Serif'"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3-19T10:37:05.976000000</meta:creation-date>
    <dc:date>2018-03-26T10:42:28.499000000</dc:date>
    <meta:editing-duration>PT16M42S</meta:editing-duration>
    <meta:editing-cycles>4</meta:editing-cycles>
    <meta:generator>LibreOffice/5.3.7.2$Windows_X86_64 LibreOffice_project/6b8ed514a9f8b44d37a1b96673cbbdd077e24059</meta:generator>
    <meta:document-statistic meta:table-count="0" meta:image-count="0" meta:object-count="0" meta:page-count="7" meta:paragraph-count="162" meta:word-count="3041" meta:character-count="17468" meta:non-whitespace-character-count="14458"/>
  </office:meta>
</office:document-meta>
</file>